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5cff" officeooo:paragraph-rsid="00195cff"/>
    </style:style>
    <style:style style:name="P2"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officeooo:rsid="01038f15" officeooo:paragraph-rsid="00195cff" fo:background-color="transparent" style:font-size-asian="12pt" style:font-weight-asian="normal" style:font-name-complex="Times New Roman" style:font-size-complex="12pt" style:font-weight-complex="normal"/>
    </style:style>
    <style:style style:name="P3"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1132950" officeooo:paragraph-rsid="00195cff" fo:background-color="transparent" style:font-size-asian="12pt" style:font-name-complex="Times New Roman" style:font-size-complex="12pt"/>
    </style:style>
    <style:style style:name="P4"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1038f15" officeooo:paragraph-rsid="00195cff" fo:background-color="transparent" style:font-size-asian="12pt" style:font-name-complex="Times New Roman" style:font-size-complex="12pt"/>
    </style:style>
    <style:style style:name="P5"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116e325" officeooo:paragraph-rsid="00195cff" fo:background-color="transparent" style:font-size-asian="12pt" style:font-name-complex="Times New Roman" style:font-size-complex="12pt"/>
    </style:style>
    <style:style style:name="P6"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officeooo:rsid="01038f15" officeooo:paragraph-rsid="00195cff" fo:background-color="transparent" style:font-size-asian="12pt" style:font-weight-asian="normal" style:font-name-complex="Times New Roman" style:font-size-complex="12pt" style:font-weight-complex="normal"/>
    </style:style>
    <style:style style:name="P7"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officeooo:rsid="001b8b37" officeooo:paragraph-rsid="001b8b37" fo:background-color="transparent" style:font-size-asian="12pt" style:font-weight-asian="normal" style:font-name-complex="Times New Roman" style:font-size-complex="12pt" style:font-weight-complex="normal"/>
    </style:style>
    <style:style style:name="T1" style:family="text">
      <style:text-properties fo:background-color="#ffffff" loext:char-shading-value="0"/>
    </style:style>
    <style:style style:name="T2" style:family="text">
      <style:text-properties officeooo:rsid="01579361" fo:background-color="#ffffff" loext:char-shading-value="0"/>
    </style:style>
    <style:style style:name="T3" style:family="text">
      <style:text-properties officeooo:rsid="01aad0a5" fo:background-color="#ffffff" loext:char-shading-value="0"/>
    </style:style>
    <style:style style:name="T4" style:family="text">
      <style:text-properties officeooo:rsid="0116a26b"/>
    </style:style>
    <style:style style:name="T5" style:family="text">
      <style:text-properties officeooo:rsid="01187aea"/>
    </style:style>
    <style:style style:name="T6" style:family="text">
      <style:text-properties fo:font-weight="bold" officeooo:rsid="01571f5c" style:font-weight-asian="bold" style:font-weight-complex="bold"/>
    </style:style>
    <style:style style:name="T7" style:family="text">
      <style:text-properties fo:font-weight="bold" officeooo:rsid="0116a26b" style:font-weight-asian="bold" style:font-weight-complex="bold"/>
    </style:style>
    <style:style style:name="T8" style:family="text">
      <style:text-properties officeooo:rsid="01571f5c"/>
    </style:style>
    <style:style style:name="T9" style:family="text">
      <style:text-properties officeooo:rsid="015793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lts</text:p>
      <text:p text:style-name="P1"/>
      <text:p text:style-name="P3">My conclusions:</text:p>
      <text:p text:style-name="P4"><text:span text:style-name="T4">1. </text:span>There <text:span text:style-name="T4">is a</text:span> constant influx of herbivorous insects from the surrounding primary forest. <text:span text:style-name="T4">Initially herbivores populate plants based on simple mass action mechanism i.e. herbivores select their food plants based on their biomass (?) [</text:span><text:span text:style-name="T7">LRR analysis</text:span><text:span text:style-name="T4">]</text:span></text:p>
      <text:p text:style-name="P5">2. Herbivore community gets sorted afterwards, but not very strongly. Despite some signal for same species plants hosting more similar herbivore communities, this effect was only observed in lower addition treatment. It could have caused increased competition, that resulted in niche partitioning. </text:p>
      <text:p text:style-name="P4"><text:span text:style-name="T5">3. It is hypothesized that b</text:span>ecause of stronger defenses of primary tropical forest species, herbivores are restricted more by their ability to digest and assimilate plant tissues, <text:span text:style-name="T6">relative</text:span><text:span text:style-name="T8"> control mechanism</text:span>. </text:p>
      <text:p text:style-name="P2"><text:span text:style-name="T5">4. </text:span>In gaps plant identity doesn’t matter much, because of low variability in plant quality <text:span text:style-name="T9">(need to check that)</text:span>, and low fidelity of herbivores to these species. (i.e. they all can be easily consumed by any herbivore). [Why then herbivores are not thriving in gaps??? Maybe they are not as nutritious as they are thought?, <text:span text:style-name="T9">early successional plants also have exudates, so maybe they are not structurally protected but chemically still are able to reduce amount of tissue consumed by herbivores</text:span>]</text:p>
      <text:p text:style-name="P2"><text:span text:style-name="T9">5. </text:span>Herbivory loads would be dependent on plant biomass, passive capturing of interactions based on plant “apparency”.</text:p>
      <text:p text:style-name="P2"><text:span text:style-name="T2">6. </text:span><text:span text:style-name="T3">New thing here is our test of community packing. Herbivores seems to be limited by their own ability to consume food, or maybe by the availa</text:span><text:span text:style-name="T2">bility of</text:span><text:span text:style-name="T3"> young leaves, which might be only food for generalist. Plants might be then limited by their resources (is that true for early secondary vegetation? Probably resources are abundant). Moreove</text:span></text:p>
      <text:p text:style-name="P2"><text:span text:style-name="T3"/></text:p>
      <text:p text:style-name="P7"><text:span text:style-name="T3">L</text:span><text:span text:style-name="T1">ist of graphs:<text:line-break/></text:span></text:p>
      <text:p text:style-name="P7"><text:span text:style-name="T1">1. LRR graph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9T14:39:14.218241255</meta:creation-date>
    <dc:date>2021-02-26T15:14:12.730704787</dc:date>
    <meta:editing-duration>PT57M28S</meta:editing-duration>
    <meta:editing-cycles>2</meta:editing-cycles>
    <meta:generator>LibreOffice/6.1.6.3$Linux_X86_64 LibreOffice_project/10$Build-3</meta:generator>
    <meta:document-statistic meta:table-count="0" meta:image-count="0" meta:object-count="0" meta:page-count="1" meta:paragraph-count="10" meta:word-count="273" meta:character-count="1760" meta:non-whitespace-character-count="1493"/>
  </office:meta>
</office:document-meta>
</file>